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cb27" officeooo:paragraph-rsid="0000cb27"/>
    </style:style>
    <style:style style:name="P2" style:family="paragraph" style:parent-style-name="Standard">
      <style:text-properties officeooo:rsid="00017fed" officeooo:paragraph-rsid="00017f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nentes utilizados pelo professor e pelo trabalho:</text:p>
      <text:p text:style-name="P1">- navbar-nav</text:p>
      <text:p text:style-name="P1">- carousel</text:p>
      <text:p text:style-name="P1">- cards</text:p>
      <text:p text:style-name="P1">- footer</text:p>
      <text:p text:style-name="P1">- hamburguer menu</text:p>
      <text:p text:style-name="P1">- font awesome</text:p>
      <text:p text:style-name="P1">- modal</text:p>
      <text:p text:style-name="P1">Componentes do bootstrap não utilizados pelo professor:</text:p>
      <text:p text:style-name="P1">- pagination</text:p>
      <text:p text:style-name="P1">- badge</text:p>
      <text:p text:style-name="P1">- alert</text:p>
      <text:p text:style-name="P1">- popover</text:p>
      <text:p text:style-name="P2">- sidena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10-02T21:53:54.813000000</dc:date>
    <meta:editing-duration>PT2H24M6S</meta:editing-duration>
    <meta:editing-cycles>1</meta:editing-cycles>
    <meta:document-statistic meta:table-count="0" meta:image-count="0" meta:object-count="0" meta:page-count="1" meta:paragraph-count="14" meta:word-count="40" meta:character-count="228" meta:non-whitespace-character-count="202"/>
  </office:meta>
</office:document-meta>
</file>